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1000002D7000000D8CC834484.svm" manifest:media-type=""/>
  <manifest:file-entry manifest:full-path="Pictures/20000001000000ED000000EDF78F3513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1000002CF000000D80AF979AF.svm" manifest:media-type=""/>
  <manifest:file-entry manifest:full-path="Pictures/2000000100000175000000D8E3B16A46.svm" manifest:media-type=""/>
  <manifest:file-entry manifest:full-path="Pictures/200000010000018500000142AEA88071.svm" manifest:media-type=""/>
  <manifest:file-entry manifest:full-path="Pictures/200000010000025D0000012926BC0CD8.svm" manifest:media-type=""/>
  <manifest:file-entry manifest:full-path="Pictures/200000010000025400000129242EC6BA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70000000D850C35637.svm" manifest:media-type=""/>
  <manifest:file-entry manifest:full-path="Pictures/20000002000001B8000000CDCF8BC25B.eps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21cm" svg:height="4.063cm" svg:x="2.159cm" svg:y="0.652cm">
          <draw:image xlink:href="Pictures/20000002000001B8000000CDCF8BC25B.eps" xlink:type="simple" xlink:show="embed" xlink:actuate="onLoad">
            <text:p/>
          </draw:image>
        </draw:frame>
        <draw:frame draw:style-name="gr2" draw:text-style-name="P1" draw:layer="layout" svg:width="0.745cm" svg:height="0.36cm" svg:x="2.151cm" svg:y="0.86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355cm" svg:height="0.253cm" svg:x="1.741cm" svg:y="3.37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355cm" svg:height="0.253cm" svg:x="7.222cm" svg:y="3.389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draw:layer="layout" svg:width="0.44cm" svg:height="0.258cm" svg:x="5.441cm" svg:y="2.533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552cm" svg:height="0.36cm" svg:x="9.375cm" svg:y="1.59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46cm" svg:height="0.258cm" svg:x="10.709cm" svg:y="1.65cm">
          <draw:image xlink:href="Pictures/2000000100000175000000D8E3B16A46.svm" xlink:type="simple" xlink:show="embed" xlink:actuate="onLoad">
            <text:p/>
          </draw:image>
        </draw:frame>
        <draw:frame draw:style-name="gr7" draw:text-style-name="P1" draw:layer="layout" svg:width="0.283cm" svg:height="0.283cm" svg:x="10.791cm" svg:y="1.176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10.8cm" svg:y="2.157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10.791cm" svg:y="3.005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10.8cm" svg:y="3.986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5.181cm" svg:y="1.176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5.19cm" svg:y="2.157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5.181cm" svg:y="3.005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5.19cm" svg:y="3.986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862cm" svg:height="0.258cm" svg:x="4.881cm" svg:y="3.442cm">
          <draw:image xlink:href="Pictures/20000001000002CF000000D80AF979AF.svm" xlink:type="simple" xlink:show="embed" xlink:actuate="onLoad">
            <text:p/>
          </draw:image>
        </draw:frame>
        <draw:frame draw:style-name="gr10" draw:text-style-name="P1" draw:layer="layout" svg:width="0.871cm" svg:height="0.258cm" svg:x="4.928cm" svg:y="1.65cm">
          <draw:image xlink:href="Pictures/20000001000002D7000000D8CC834484.svm" xlink:type="simple" xlink:show="embed" xlink:actuate="onLoad">
            <text:p/>
          </draw:image>
        </draw:frame>
        <draw:frame draw:style-name="gr11" draw:text-style-name="P2" draw:layer="layout" svg:width="0.937cm" svg:height="0.911cm" svg:x="11.585cm" svg:y="3.77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0.247cm" svg:y="3.77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739cm" svg:height="0.365cm" svg:x="9.903cm" svg:y="0.453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09cm" svg:height="0.258cm" svg:x="10.491cm" svg:y="3.442cm">
          <draw:image xlink:href="Pictures/2000000100000250000000D8755B6AAD.svm" xlink:type="simple" xlink:show="embed" xlink:actuate="onLoad">
            <text:p/>
          </draw:image>
        </draw:frame>
        <draw:line draw:style-name="gr14" draw:text-style-name="P1" draw:layer="layout" svg:x1="6.237cm" svg:y1="1.625cm" svg:x2="6.237cm" svg:y2="3.647cm">
          <text:p/>
        </draw:line>
        <draw:frame draw:style-name="gr15" draw:text-style-name="P1" draw:layer="layout" svg:width="0.385cm" svg:height="0.355cm" svg:x="6.337cm" svg:y="2.147cm">
          <draw:image xlink:href="Pictures/200000010000014200000129F2269856.svm" xlink:type="simple" xlink:show="embed" xlink:actuate="onLoad">
            <text:p/>
          </draw:image>
        </draw:frame>
        <draw:frame draw:style-name="gr16" draw:text-style-name="P1" draw:layer="layout" svg:width="0.456cm" svg:height="0.385cm" svg:x="3.788cm" svg:y="3.814cm">
          <draw:image xlink:href="Pictures/200000010000017D00000142CF7A6707.svm" xlink:type="simple" xlink:show="embed" xlink:actuate="onLoad">
            <text:p/>
          </draw:image>
        </draw:frame>
        <draw:frame draw:style-name="gr17" draw:text-style-name="P1" draw:layer="layout" svg:width="0.466cm" svg:height="0.385cm" svg:x="3.788cm" svg:y="1.093cm">
          <draw:image xlink:href="Pictures/200000010000018500000142AEA88071.svm" xlink:type="simple" xlink:show="embed" xlink:actuate="onLoad">
            <text:p/>
          </draw:image>
        </draw:frame>
        <draw:frame draw:style-name="gr18" draw:text-style-name="P1" draw:layer="layout" svg:width="0.725cm" svg:height="0.355cm" svg:x="3.087cm" svg:y="2.072cm">
          <draw:image xlink:href="Pictures/200000010000025D0000012926BC0CD8.svm" xlink:type="simple" xlink:show="embed" xlink:actuate="onLoad">
            <text:p/>
          </draw:image>
        </draw:frame>
        <draw:frame draw:style-name="gr19" draw:text-style-name="P1" draw:layer="layout" svg:width="0.714cm" svg:height="0.355cm" svg:x="3.087cm" svg:y="2.846cm">
          <draw:image xlink:href="Pictures/200000010000025400000129242EC6BA.svm" xlink:type="simple" xlink:show="embed" xlink:actuate="onLoad">
            <text:p/>
          </draw:image>
        </draw:frame>
        <draw:frame draw:style-name="gr20" draw:text-style-name="P1" draw:layer="layout" svg:width="0.775cm" svg:height="0.36cm" svg:x="4.366cm" svg:y="0.321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31T14:09:17</meta:creation-date>
    <meta:editing-duration>PT31M30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11-03T07:45:17</dc:date>
    <dc:creator>kkk </dc:creator>
    <meta:document-statistic meta:object-count="28"/>
    <meta:template xlink:type="simple" xlink:actuate="onRequest" xlink:title="kkkFigures" xlink:href="../../../../../.libreoffice/3/user/template/kkkFigures.otg" meta:date="2014-10-31T14:09:15"/>
  </office:meta>
</office:document-meta>
</file>